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f06" officeooo:paragraph-rsid="001c4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EST 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4:18:45.670000000</meta:creation-date>
    <dc:date>2015-08-07T14:19:17.927000000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4.3.7.2$Windows_x86 LibreOffice_project/8a35821d8636a03b8bf4e15b48f59794652c68ba</meta:generator>
  </office:meta>
</office:document-meta>
</file>